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architecture-january-2024october-2024"/>Principal Engineer, Cloud Architecture (January 2024—October 2024)<text:bookmark-end text:name="principal-engineer-cloud-architectur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, which elevated our security postur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 (Microsoft Azure, Oracle Cloud)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security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site-reliability-engineering-manager-october-2018june-2020"/>Site Reliability Engineering Manager (October 2018—June 2020)<text:bookmark-end text:name="site-reliability-engineering-manager-october-2018june-2020"/></text:h>
      <text:list text:style-name="L6">
        <text:list-item>
          <text:p text:style-name="P7">Managed a team of four, while working to mentor and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senior-devops-engineer-april-2015september-2016"/>Senior DevOps Engineer (April 2015—September 2016)<text:bookmark-end text:name="senior-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aws-sdk-developer-march-2010april-2014"/>AWS SDK Developer (March 2010—April 2014)<text:bookmark-end text:name="aws-sdk-developer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2">
        <text:list-item>
          <text:p text:style-name="P15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5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5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5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5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5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3">
        <text:list-item>
          <text:p text:style-name="P16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6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6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6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coordination, documentation, kanban, organization, platforms, project management, risk mitigation, roadmap management, scrum, stakeholder management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6T21:51:18Z</meta:creation-date>
    <dc:date>2025-02-06T21:51:18Z</dc:date>
  </office:meta>
</office:document-meta>
</file>